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37f63" officeooo:paragraph-rsid="00137f63"/>
    </style:style>
    <style:style style:name="P2" style:family="paragraph" style:parent-style-name="Standard">
      <style:text-properties style:font-name="Times New Roman" fo:font-weight="bold" officeooo:rsid="00137f63" officeooo:paragraph-rsid="00137f63" style:font-weight-asian="bold" style:font-weight-complex="bold"/>
    </style:style>
    <style:style style:name="P3" style:family="paragraph" style:parent-style-name="Standard" style:list-style-name="L1">
      <style:text-properties officeooo:paragraph-rsid="00137f63"/>
    </style:style>
    <style:style style:name="P4" style:family="paragraph" style:parent-style-name="Standard" style:list-style-name="L1">
      <style:text-properties officeooo:rsid="00137f63" officeooo:paragraph-rsid="00137f63"/>
    </style:style>
    <style:style style:name="P5" style:family="paragraph" style:parent-style-name="Standard" style:list-style-name="L1">
      <style:text-properties officeooo:rsid="001391ce" officeooo:paragraph-rsid="001391c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37f63"/>
    </style:style>
    <style:style style:name="T3" style:family="text">
      <style:text-properties style:font-name="Times New Roman" officeooo:rsid="001391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eith U. Menye</text:p>
      <text:p text:style-name="P2">CISC 3160</text:p>
      <text:p text:style-name="P2">Lab 2 Reflection</text:p>
      <text:p text:style-name="P1"/>
      <text:list xml:id="list1562740152" text:style-name="L1">
        <text:list-item>
          <text:p text:style-name="P3"><text:span text:style-name="T2">I used C++ for problems one and two.</text:span></text:p>
        </text:list-item>
        <text:list-item>
          <text:p text:style-name="P4"><text:span text:style-name="T1">I went with C++ for the first problem because it seemed like an object oriented approach would be best. The problem involved individual instances with their own characteristics so an OO approach </text:span><text:span text:style-name="T3">came to me</text:span><text:span text:style-name="T1">. I continued with C++ for problem two </text:span><text:span text:style-name="T3">in part because it is the only language I’m confident using and a I felt a functional approach can be represented in C++. I am not familiar with APIs so problem three was foreign to me.</text:span></text:p>
        </text:list-item>
        <text:list-item>
          <text:p text:style-name="P5"><text:span text:style-name="T3">C</text:span><text:span text:style-name="T1">++ is cumbersome yet flexible language so it wasn’t that difficult to make it work for problems one and two. For problem three from what research I did on APIs it seemed like JSON is a possible option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3T20:08:25.436293868</meta:creation-date>
    <dc:date>2020-09-13T21:16:41.436895832</dc:date>
    <meta:editing-duration>PT5M25S</meta:editing-duration>
    <meta:editing-cycles>1</meta:editing-cycles>
    <meta:document-statistic meta:table-count="0" meta:image-count="0" meta:object-count="0" meta:page-count="1" meta:paragraph-count="6" meta:word-count="135" meta:character-count="709" meta:non-whitespace-character-count="583"/>
    <meta:generator>LibreOffice/6.0.7.3$Linux_X86_64 LibreOffice_project/00m0$Build-3</meta:generator>
  </office:meta>
</office:document-meta>
</file>